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6H19M56.000S" table:style-name="ce9">
            <text:p>16:19:56</text:p>
          </table:table-cell>
          <table:table-cell office:value-type="string" table:style-name="ce12">
            <text:p>Last</text:p>
          </table:table-cell>
          <table:table-cell office:value-type="time" office:time-value="PT16H21M56.000S" table:style-name="ce9">
            <text:p>16:21:5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4.12" table:style-name="ce13">
            <text:p>1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0.78" table:style-name="ce14">
            <text:p>0.8</text:p>
          </table:table-cell>
          <table:table-cell office:value-type="float" office:value="0.39999999999999997" table:style-name="ce14">
            <text:p>0.4</text:p>
          </table:table-cell>
          <table:table-cell office:value-type="float" office:value="0.52" table:style-name="ce14">
            <text:p>0.5</text:p>
          </table:table-cell>
          <table:table-cell office:value-type="float" office:value="98.28" table:style-name="ce14">
            <text:p>98.3</text:p>
          </table:table-cell>
          <table:table-cell office:value-type="float" office:value="1.18" table:style-name="ce14">
            <text:p>1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68" table:style-name="ce13">
            <text:p>6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2.4" table:style-name="ce14">
            <text:p>2.4</text:p>
          </table:table-cell>
          <table:table-cell office:value-type="float" office:value="0.7" table:style-name="ce14">
            <text:p>0.7</text:p>
          </table:table-cell>
          <table:table-cell office:value-type="float" office:value="2.6" table:style-name="ce14">
            <text:p>2.6</text:p>
          </table:table-cell>
          <table:table-cell office:value-type="float" office:value="99.7" table:style-name="ce14">
            <text:p>99.7</text:p>
          </table:table-cell>
          <table:table-cell office:value-type="float" office:value="3.0999999999999996" table:style-name="ce14">
            <text:p>3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20H20M56.000S" table:style-name="ce9">
            <text:p>16:20:5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0769230769230766" table:style-name="ce14">
            <text:p>3.1</text:p>
          </table:table-cell>
          <table:table-cell office:value-type="float" office:value="1.75" table:style-name="ce14">
            <text:p>1.8</text:p>
          </table:table-cell>
          <table:table-cell office:value-type="float" office:value="5" table:style-name="ce14">
            <text:p>5.0</text:p>
          </table:table-cell>
          <table:table-cell office:value-type="float" office:value="1.0144485144485145" table:style-name="ce14">
            <text:p>1.0</text:p>
          </table:table-cell>
          <table:table-cell office:value-type="float" office:value="2.6271186440677963" table:style-name="ce14">
            <text:p>2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.206000000000003" table:style-name="ce13">
            <text:p>1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19.550S" table:style-name="ce6">
            <text:p>00:16: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370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0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22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1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437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5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959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4"/>1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4788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3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10"/>1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369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2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7"/>959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3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9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2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653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50174 0 34581 9054995 48088 2 116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2208 0 8569 2260665 7859 1 795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6179 0 7362 2266482 10588 0 9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1149 0 7350 2270762 9198 0 11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0636 0 11299 2257084 20442 0 16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066367 49 7 0 0 0 0 2 0 1 0 0 0 124 0 163568 70 0 0 0 0 0 0 0 22 0 0 0 0 0 0 0 0 81158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741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490944 0 1810033 195061 411284 163610 0 3 747129 1995 1161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3"/>4088 <text:s text:c="5"/>56 <text:s text:c="3"/>0 <text:s text:c="3"/>0 <text:s text:c="3"/>0 <text:s text:c="4"/>0 <text:s text:c="9"/>0 <text:s text:c="8"/>0 <text:s text:c="4"/>4088 <text:s text:c="5"/>5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4645163 <text:s/>525216 <text:s text:c="3"/>0 <text:s text:c="2"/>47 <text:s text:c="3"/>0 <text:s text:c="4"/>0 <text:s text:c="9"/>0 <text:s text:c="8"/>0 621589479 <text:s/>48282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62759 33162 3665982 408520 100809 926047 8235656 5857088 0 556412 628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61005 27394 3605818 391284 99707 872968 7802136 5808028 0 549652 6213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695 5748 59544 16644 1099 53079 433520 49060 0 30776 656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2 2343573 44 1740 6 60 50433 126905 20 0 1 0 4 2928640 172 4294967295 4120576 4220412 3214077920 3214072892 10208278 0 0 4096 536946211 3223525726 0 0 0 2 0 0 105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172 112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25216 errors:0 dropped:4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8282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4645163 (54.6 MB) <text:s/>TX bytes:621589479 (621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88 (4.0 KB) <text:s/>TX bytes:4088 (4.0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39 <text:s text:c="5"/>4741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.4" table:style-name="ce1">
            <text:p>2.4</text:p>
          </table:table-cell>
          <table:table-cell office:value-type="float" office:value="0.7" table:style-name="ce1">
            <text:p>0.7</text:p>
          </table:table-cell>
          <table:table-cell office:value-type="float" office:value="2.6" table:style-name="ce1">
            <text:p>2.6</text:p>
          </table:table-cell>
          <table:table-cell office:value-type="float" office:value="94.2" table:style-name="ce1">
            <text:p>94.2</text:p>
          </table:table-cell>
          <table:table-cell office:value-type="float" office:value="3.0999999999999996" table:style-name="ce1">
            <text:p>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78" table:style-name="ce1">
            <text:p>0.78</text:p>
          </table:table-cell>
          <table:table-cell office:value-type="float" office:value="0.39999999999999997" table:style-name="ce1">
            <text:p>0.4</text:p>
          </table:table-cell>
          <table:table-cell office:value-type="float" office:value="0.52" table:style-name="ce1">
            <text:p>0.52</text:p>
          </table:table-cell>
          <table:table-cell office:value-type="float" office:value="98.28" table:style-name="ce1">
            <text:p>98.28</text:p>
          </table:table-cell>
          <table:table-cell office:value-type="float" office:value="1.18" table:style-name="ce1">
            <text:p>1.18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1.34" table:style-name="ce11">
            <text:p>1.3</text:p>
          </table:table-cell>
          <table:table-cell office:value-type="float" office:value="0.76" table:style-name="ce11">
            <text:p>0.8</text:p>
          </table:table-cell>
          <table:table-cell office:value-type="float" office:value="0.18" table:style-name="ce11">
            <text:p>0.2</text:p>
          </table:table-cell>
          <table:table-cell office:value-type="float" office:value="97.7" table:style-name="ce11">
            <text:p>9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1.0799999999999998" table:style-name="ce11">
            <text:p>1.1</text:p>
          </table:table-cell>
          <table:table-cell office:value-type="float" office:value="0.12" table:style-name="ce11">
            <text:p>0.1</text:p>
          </table:table-cell>
          <table:table-cell office:value-type="float" office:value="0.22000000000000003" table:style-name="ce11">
            <text:p>0.2</text:p>
          </table:table-cell>
          <table:table-cell office:value-type="float" office:value="98.6" table:style-name="ce11">
            <text:p>9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0.97999999999999987" table:style-name="ce11">
            <text:p>1.0</text:p>
          </table:table-cell>
          <table:table-cell office:value-type="float" office:value="0.24000000000000005" table:style-name="ce11">
            <text:p>0.2</text:p>
          </table:table-cell>
          <table:table-cell office:value-type="float" office:value="0.3" table:style-name="ce11">
            <text:p>0.3</text:p>
          </table:table-cell>
          <table:table-cell office:value-type="float" office:value="98.5" table:style-name="ce11">
            <text:p>9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0.94000000000000006" table:style-name="ce11">
            <text:p>0.9</text:p>
          </table:table-cell>
          <table:table-cell office:value-type="float" office:value="0.25999999999999995" table:style-name="ce11">
            <text:p>0.3</text:p>
          </table:table-cell>
          <table:table-cell office:value-type="float" office:value="1.8199999999999998" table:style-name="ce11">
            <text:p>1.8</text:p>
          </table:table-cell>
          <table:table-cell office:value-type="float" office:value="96.96" table:style-name="ce11">
            <text:p>97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0" table:style-name="ce1">
            <text:p>0</text:p>
          </table:table-cell>
          <table:table-cell office:value-type="float" office:value="492.2" table:style-name="ce1">
            <text:p>492.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" table:style-name="ce1">
            <text:p>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8.04" table:formula="msoxl:=AVERAGE(C2:C6)" table:style-name="ce8">
            <text:p>108.0</text:p>
          </table:table-cell>
          <table:table-cell office:value-type="float" office:value="14.12" table:formula="msoxl:=AVERAGE(D2:D6)" table:style-name="ce8">
            <text:p>14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343.47595705294333" table:formula="msoxl:=IF(C8=0,0,MAX(SUMPRODUCT(C2:C6,C2:C6)/SUM(C2:C6)-C8,0))" table:style-name="ce8">
            <text:p>343.5</text:p>
          </table:table-cell>
          <table:table-cell office:value-type="float" office:value="51.41031161473088" table:formula="msoxl:=IF(D8=0,0,MAX(SUMPRODUCT(D2:D6,D2:D6)/SUM(D2:D6)-D8,0))" table:style-name="ce8">
            <text:p>5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40.684042947056639" table:formula="msoxl:=ABS(MAX(C2:C6)-C8-C9)" table:style-name="ce8">
            <text:p>40.7</text:p>
          </table:table-cell>
          <table:table-cell office:value-type="float" office:value="2.4696883852691229" table:formula="msoxl:=ABS(MAX(D2:D6)-D8-D9)" table:style-name="ce8">
            <text:p>2.5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31.8" table:style-name="ce1">
            <text:p>31.8</text:p>
          </table:table-cell>
          <table:table-cell office:value-type="float" office:value="31.8" table:style-name="ce1">
            <text:p>3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.6" table:style-name="ce1">
            <text:p>63.6</text:p>
          </table:table-cell>
          <table:table-cell table:number-columns-repeated="1612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.879999999999999" table:formula="msoxl:=AVERAGE(B2:B6)" table:style-name="ce8">
            <text:p>9.9</text:p>
          </table:table-cell>
          <table:table-cell office:value-type="float" office:value="9.879999999999999" table:formula="msoxl:=AVERAGE(C2:C6)" table:style-name="ce8">
            <text:p>9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.760485829959514" table:formula="msoxl:=IF(B8=0,0,MAX(SUMPRODUCT(B2:B6,B2:B6)/SUM(B2:B6)-B8,0))" table:style-name="ce8">
            <text:p>12.8</text:p>
          </table:table-cell>
          <table:table-cell office:value-type="float" office:value="12.760485829959514" table:formula="msoxl:=IF(C8=0,0,MAX(SUMPRODUCT(C2:C6,C2:C6)/SUM(C2:C6)-C8,0))" table:style-name="ce8">
            <text:p>12.8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.1595141700404881" table:formula="msoxl:=ABS(MAX(B2:B6)-B8-B9)" table:style-name="ce8">
            <text:p>9.2</text:p>
          </table:table-cell>
          <table:table-cell office:value-type="float" office:value="9.1595141700404881" table:formula="msoxl:=ABS(MAX(C2:C6)-C8-C9)" table:style-name="ce8">
            <text:p>9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2.640485829959513" table:formula="msoxl:=B8+ B9" table:style-name="ce8">
            <text:p>22.6</text:p>
          </table:table-cell>
          <table:table-cell office:value-type="float" office:value="22.640485829959513" table:formula="msoxl:=C8+ C9" table:style-name="ce8">
            <text:p>22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11.9" table:style-name="ce1">
            <text:p>11.9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.8" table:style-name="ce1">
            <text:p>23.8</text:p>
          </table:table-cell>
          <table:table-cell table:number-columns-repeated="1612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4" table:formula="msoxl:=AVERAGE(B2:B6)" table:style-name="ce8">
            <text:p>2.4</text:p>
          </table:table-cell>
          <table:table-cell office:value-type="float" office:value="2.4" table:formula="msoxl:=AVERAGE(C2:C6)" table:style-name="ce8">
            <text:p>2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4016666666666673" table:formula="msoxl:=IF(B8=0,0,MAX(SUMPRODUCT(B2:B6,B2:B6)/SUM(B2:B6)-B8,0))" table:style-name="ce8">
            <text:p>9.4</text:p>
          </table:table-cell>
          <table:table-cell office:value-type="float" office:value="9.4016666666666673" table:formula="msoxl:=IF(C8=0,0,MAX(SUMPRODUCT(C2:C6,C2:C6)/SUM(C2:C6)-C8,0))" table:style-name="ce8">
            <text:p>9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.8333333333332718E-2" table:formula="msoxl:=ABS(MAX(B2:B6)-B8-B9)" table:style-name="ce8">
            <text:p>0.1</text:p>
          </table:table-cell>
          <table:table-cell office:value-type="float" office:value="9.8333333333332718E-2" table:formula="msoxl:=ABS(MAX(C2:C6)-C8-C9)" table:style-name="ce8">
            <text:p>0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.801666666666668" table:formula="msoxl:=B8+ B9" table:style-name="ce8">
            <text:p>11.8</text:p>
          </table:table-cell>
          <table:table-cell office:value-type="float" office:value="11.801666666666668" table:formula="msoxl:=C8+ C9" table:style-name="ce8">
            <text:p>11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46.1" table:style-name="ce1">
            <text:p>246.1</text:p>
          </table:table-cell>
          <table:table-cell office:value-type="float" office:value="246.1" table:style-name="ce1">
            <text:p>24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2.2" table:style-name="ce1">
            <text:p>492.2</text:p>
          </table:table-cell>
          <table:table-cell table:number-columns-repeated="1612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200000000000003" table:style-name="ce1">
            <text:p>40.2</text:p>
          </table:table-cell>
          <table:table-cell table:number-columns-repeated="1612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.02" table:formula="msoxl:=AVERAGE(B2:B6)" table:style-name="ce8">
            <text:p>54.0</text:p>
          </table:table-cell>
          <table:table-cell office:value-type="float" office:value="54.02" table:formula="msoxl:=AVERAGE(C2:C6)" table:style-name="ce8">
            <text:p>54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1.73797852647166" table:formula="msoxl:=IF(B8=0,0,MAX(SUMPRODUCT(B2:B6,B2:B6)/SUM(B2:B6)-B8,0))" table:style-name="ce8">
            <text:p>171.7</text:p>
          </table:table-cell>
          <table:table-cell office:value-type="float" office:value="171.73797852647166" table:formula="msoxl:=IF(C8=0,0,MAX(SUMPRODUCT(C2:C6,C2:C6)/SUM(C2:C6)-C8,0))" table:style-name="ce8">
            <text:p>171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.34202147352832" table:formula="msoxl:=ABS(MAX(B2:B6)-B8-B9)" table:style-name="ce8">
            <text:p>20.3</text:p>
          </table:table-cell>
          <table:table-cell office:value-type="float" office:value="20.34202147352832" table:formula="msoxl:=ABS(MAX(C2:C6)-C8-C9)" table:style-name="ce8">
            <text:p>20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25.75797852647167" table:formula="msoxl:=B8+ B9" table:style-name="ce8">
            <text:p>225.8</text:p>
          </table:table-cell>
          <table:table-cell office:value-type="float" office:value="225.75797852647167" table:formula="msoxl:=C8+ C9" table:style-name="ce8">
            <text:p>225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" table:style-name="ce1">
            <text:p>68</text:p>
          </table:table-cell>
          <table:table-cell table:number-columns-repeated="1612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06" table:formula="msoxl:=AVERAGE(B2:B6)" table:style-name="ce8">
            <text:p>7.1</text:p>
          </table:table-cell>
          <table:table-cell office:value-type="float" office:value="7.06" table:formula="msoxl:=AVERAGE(C2:C6)" table:style-name="ce8">
            <text:p>7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5.70515580736544" table:formula="msoxl:=IF(B8=0,0,MAX(SUMPRODUCT(B2:B6,B2:B6)/SUM(B2:B6)-B8,0))" table:style-name="ce8">
            <text:p>25.7</text:p>
          </table:table-cell>
          <table:table-cell office:value-type="float" office:value="25.70515580736544" table:formula="msoxl:=IF(C8=0,0,MAX(SUMPRODUCT(C2:C6,C2:C6)/SUM(C2:C6)-C8,0))" table:style-name="ce8">
            <text:p>25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2348441926345615" table:formula="msoxl:=ABS(MAX(B2:B6)-B8-B9)" table:style-name="ce8">
            <text:p>1.2</text:p>
          </table:table-cell>
          <table:table-cell office:value-type="float" office:value="1.2348441926345615" table:formula="msoxl:=ABS(MAX(C2:C6)-C8-C9)" table:style-name="ce8">
            <text:p>1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2.765155807365439" table:formula="msoxl:=B8+ B9" table:style-name="ce8">
            <text:p>32.8</text:p>
          </table:table-cell>
          <table:table-cell office:value-type="float" office:value="32.765155807365439" table:formula="msoxl:=C8+ C9" table:style-name="ce8">
            <text:p>32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1" table:formula="msoxl:=AVERAGE(B2:B6)" table:style-name="ce8">
            <text:p>33.1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1054273576010019E-15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1054273576010019E-15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62.4" table:style-name="ce1">
            <text:p>362.4</text:p>
          </table:table-cell>
          <table:table-cell office:value-type="float" office:value="1.6" table:style-name="ce1">
            <text:p>1.6</text:p>
          </table:table-cell>
          <table:table-cell office:value-type="float" office:value="360.8" table:style-name="ce1">
            <text:p>360.8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7.9" table:style-name="ce1">
            <text:p>607.9</text:p>
          </table:table-cell>
          <table:table-cell office:value-type="float" office:value="1404.4" table:style-name="ce1">
            <text:p>1404.4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1.5" table:style-name="ce1">
            <text:p>1.5</text:p>
          </table:table-cell>
          <table:table-cell office:value-type="float" office:value="200.1" table:style-name="ce1">
            <text:p>200.1</text:p>
          </table:table-cell>
          <table:table-cell table:number-columns-repeated="1636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62.4" table:style-name="ce1">
            <text:p>362.4</text:p>
          </table:table-cell>
          <table:table-cell office:value-type="float" office:value="1.6" table:style-name="ce1">
            <text:p>1.6</text:p>
          </table:table-cell>
          <table:table-cell office:value-type="float" office:value="360.7" table:style-name="ce1">
            <text:p>360.7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7.9" table:style-name="ce1">
            <text:p>607.9</text:p>
          </table:table-cell>
          <table:table-cell office:value-type="float" office:value="1404.4" table:style-name="ce1">
            <text:p>1404.4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1.5" table:style-name="ce1">
            <text:p>1.5</text:p>
          </table:table-cell>
          <table:table-cell office:value-type="float" office:value="200.1" table:style-name="ce1">
            <text:p>200.1</text:p>
          </table:table-cell>
          <table:table-cell table:number-columns-repeated="1636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59" table:style-name="ce1">
            <text:p>359</text:p>
          </table:table-cell>
          <table:table-cell office:value-type="float" office:value="1.6" table:style-name="ce1">
            <text:p>1.6</text:p>
          </table:table-cell>
          <table:table-cell office:value-type="float" office:value="357.4" table:style-name="ce1">
            <text:p>357.4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8.29999999999995" table:style-name="ce1">
            <text:p>608.3</text:p>
          </table:table-cell>
          <table:table-cell office:value-type="float" office:value="1404.9" table:style-name="ce1">
            <text:p>1404.9</text:p>
          </table:table-cell>
          <table:table-cell office:value-type="float" office:value="-1" table:style-name="ce1">
            <text:p>-1</text:p>
          </table:table-cell>
          <table:table-cell office:value-type="float" office:value="61.3" table:style-name="ce1">
            <text:p>61.3</text:p>
          </table:table-cell>
          <table:table-cell office:value-type="float" office:value="1.5" table:style-name="ce1">
            <text:p>1.5</text:p>
          </table:table-cell>
          <table:table-cell office:value-type="float" office:value="202.6" table:style-name="ce1">
            <text:p>202.6</text:p>
          </table:table-cell>
          <table:table-cell table:number-columns-repeated="1636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59" table:style-name="ce1">
            <text:p>359</text:p>
          </table:table-cell>
          <table:table-cell office:value-type="float" office:value="1.6" table:style-name="ce1">
            <text:p>1.6</text:p>
          </table:table-cell>
          <table:table-cell office:value-type="float" office:value="357.4" table:style-name="ce1">
            <text:p>357.4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8.29999999999995" table:style-name="ce1">
            <text:p>608.3</text:p>
          </table:table-cell>
          <table:table-cell office:value-type="float" office:value="1404.9" table:style-name="ce1">
            <text:p>1404.9</text:p>
          </table:table-cell>
          <table:table-cell office:value-type="float" office:value="-1" table:style-name="ce1">
            <text:p>-1</text:p>
          </table:table-cell>
          <table:table-cell office:value-type="float" office:value="61.3" table:style-name="ce1">
            <text:p>61.3</text:p>
          </table:table-cell>
          <table:table-cell office:value-type="float" office:value="1.5" table:style-name="ce1">
            <text:p>1.5</text:p>
          </table:table-cell>
          <table:table-cell office:value-type="float" office:value="202.6" table:style-name="ce1">
            <text:p>202.6</text:p>
          </table:table-cell>
          <table:table-cell table:number-columns-repeated="1636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59.1" table:style-name="ce1">
            <text:p>359.1</text:p>
          </table:table-cell>
          <table:table-cell office:value-type="float" office:value="1.6" table:style-name="ce1">
            <text:p>1.6</text:p>
          </table:table-cell>
          <table:table-cell office:value-type="float" office:value="357.4" table:style-name="ce1">
            <text:p>357.4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8.29999999999995" table:style-name="ce1">
            <text:p>608.3</text:p>
          </table:table-cell>
          <table:table-cell office:value-type="float" office:value="1404.9" table:style-name="ce1">
            <text:p>1404.9</text:p>
          </table:table-cell>
          <table:table-cell office:value-type="float" office:value="-1" table:style-name="ce1">
            <text:p>-1</text:p>
          </table:table-cell>
          <table:table-cell office:value-type="float" office:value="61.3" table:style-name="ce1">
            <text:p>61.3</text:p>
          </table:table-cell>
          <table:table-cell office:value-type="float" office:value="1.5" table:style-name="ce1">
            <text:p>1.5</text:p>
          </table:table-cell>
          <table:table-cell office:value-type="float" office:value="202.6" table:style-name="ce1">
            <text:p>202.6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0" table:style-name="ce1">
            <text:p>0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141.4" table:style-name="ce1">
            <text:p>141.4</text:p>
          </table:table-cell>
          <table:table-cell office:value-type="float" office:value="0" table:style-name="ce1">
            <text:p>0</text:p>
          </table:table-cell>
          <table:table-cell office:value-type="float" office:value="156.20000000000002" table:style-name="ce1">
            <text:p>156.2</text:p>
          </table:table-cell>
          <table:table-cell office:value-type="float" office:value="14.8" table:style-name="ce1">
            <text:p>14.8</text:p>
          </table:table-cell>
          <table:table-cell office:value-type="float" office:value="-141.4" table:style-name="ce1">
            <text:p>-141.4</text:p>
          </table:table-cell>
          <table:table-cell table:number-columns-repeated="16375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3.5" table:formula="msoxl:=AVERAGE(C2:C6)" table:style-name="ce8">
            <text:p>3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28.340000000000003" table:formula="msoxl:=AVERAGE(E2:E6)" table:style-name="ce8">
            <text:p>28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9.1234285714285726" table:formula="msoxl:=IF(C8=0,0,MAX(SUMPRODUCT(C2:C6,C2:C6)/SUM(C2:C6)-C8,0))" table:style-name="ce8">
            <text:p>9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112.76098800282287" table:formula="msoxl:=IF(E8=0,0,MAX(SUMPRODUCT(E2:E6,E2:E6)/SUM(E2:E6)-E8,0))" table:style-name="ce8">
            <text:p>112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.1765714285714282" table:formula="msoxl:=ABS(MAX(C2:C6)-C8-C9)" table:style-name="ce8">
            <text:p>2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.29901199717713212" table:formula="msoxl:=ABS(MAX(E2:E6)-E8-E9)" table:style-name="ce8">
            <text:p>0.3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0" table:style-name="ce1">
            <text:p>0</text:p>
          </table:table-cell>
          <table:table-cell office:value-type="float" office:value="88.7" table:style-name="ce1">
            <text:p>88.7</text:p>
          </table:table-cell>
          <table:table-cell office:value-type="float" office:value="0" table:style-name="ce1">
            <text:p>0</text:p>
          </table:table-cell>
          <table:table-cell office:value-type="float" office:value="134.6" table:style-name="ce1">
            <text:p>134.6</text:p>
          </table:table-cell>
          <table:table-cell table:number-columns-repeated="16379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" table:style-name="ce1">
            <text:p>0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26.380000000000003" table:formula="msoxl:=AVERAGE(C2:C6)" table:style-name="ce8">
            <text:p>26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27.159999999999997" table:formula="msoxl:=AVERAGE(E2:E6)" table:style-name="ce8">
            <text:p>2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36.852373009855945" table:formula="msoxl:=IF(C8=0,0,MAX(SUMPRODUCT(C2:C6,C2:C6)/SUM(C2:C6)-C8,0))" table:style-name="ce8">
            <text:p>36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106.25723122238588" table:formula="msoxl:=IF(E8=0,0,MAX(SUMPRODUCT(E2:E6,E2:E6)/SUM(E2:E6)-E8,0))" table:style-name="ce8">
            <text:p>106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5.467626990144055" table:formula="msoxl:=ABS(MAX(C2:C6)-C8-C9)" table:style-name="ce8">
            <text:p>25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1.1827687776141147" table:formula="msoxl:=ABS(MAX(E2:E6)-E8-E9)" table:style-name="ce8">
            <text:p>1.2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3.5" table:style-name="ce1">
            <text:p>9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17.1" table:style-name="ce1">
            <text:p>51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3.4" table:style-name="ce1">
            <text:p>9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4.4" table:style-name="ce1">
            <text:p>9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68" table:style-name="ce1">
            <text:p>1168</text:p>
          </table:table-cell>
          <table:table-cell office:value-type="float" office:value="4" table:style-name="ce1">
            <text:p>4</text:p>
          </table:table-cell>
          <table:table-cell office:value-type="float" office:value="1535" table:style-name="ce1">
            <text:p>1535</text:p>
          </table:table-cell>
          <table:table-cell office:value-type="float" office:value="3037" table:style-name="ce1">
            <text:p>3037</text:p>
          </table:table-cell>
          <table:table-cell office:value-type="float" office:value="-1" table:style-name="ce1">
            <text:p>-1</text:p>
          </table:table-cell>
          <table:table-cell office:value-type="float" office:value="171082" table:style-name="ce1">
            <text:p>1710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46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088" table:style-name="ce1">
            <text:p>-171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793" table:style-name="ce1">
            <text:p>171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3" table:style-name="ce1">
            <text:p>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19M56.000S" table:style-name="ce9">
            <text:p>16:19:56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19M56.000S" table:style-name="ce10">
            <text:p>16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20M26.000S" table:style-name="ce9">
            <text:p>16:20:26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20M26.000S" table:style-name="ce10">
            <text:p>16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20M56.000S" table:style-name="ce9">
            <text:p>16:20:56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20M56.000S" table:style-name="ce10">
            <text:p>16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6H21M26.000S" table:style-name="ce9">
            <text:p>16:21:26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21M26.000S" table:style-name="ce10">
            <text:p>16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6H21M56.000S" table:style-name="ce9">
            <text:p>16:21:56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21M56.000S" table:style-name="ce10">
            <text:p>16:21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2.7" table:style-name="ce1">
            <text:p>2.7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96.6" table:style-name="ce1">
            <text:p>96.6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3.1" table:style-name="ce1">
            <text:p>3.1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94.9" table:style-name="ce1">
            <text:p>94.9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34" table:style-name="ce1">
            <text:p>1.34</text:p>
          </table:table-cell>
          <table:table-cell office:value-type="float" office:value="0.76" table:style-name="ce1">
            <text:p>0.76</text:p>
          </table:table-cell>
          <table:table-cell office:value-type="float" office:value="0.18" table:style-name="ce1">
            <text:p>0.18</text:p>
          </table:table-cell>
          <table:table-cell office:value-type="float" office:value="97.7" table:style-name="ce1">
            <text:p>97.7</text:p>
          </table:table-cell>
          <table:table-cell office:value-type="float" office:value="2.1" table:style-name="ce1">
            <text:p>2.1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96.4" table:style-name="ce1">
            <text:p>96.4</text:p>
          </table:table-cell>
          <table:table-cell office:value-type="float" office:value="3.0999999999999996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96.7" table:style-name="ce1">
            <text:p>96.7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0799999999999998" table:style-name="ce1">
            <text:p>1.08</text:p>
          </table:table-cell>
          <table:table-cell office:value-type="float" office:value="0.12" table:style-name="ce1">
            <text:p>0.12</text:p>
          </table:table-cell>
          <table:table-cell office:value-type="float" office:value="0.22000000000000003" table:style-name="ce1">
            <text:p>0.22</text:p>
          </table:table-cell>
          <table:table-cell office:value-type="float" office:value="98.6" table:style-name="ce1">
            <text:p>98.6</text:p>
          </table:table-cell>
          <table:table-cell office:value-type="float" office:value="1.1999999999999997" table:style-name="ce1">
            <text:p>1.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6.7" table:style-name="ce1">
            <text:p>96.7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6.3" table:style-name="ce1">
            <text:p>96.3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97999999999999987" table:style-name="ce1">
            <text:p>0.98</text:p>
          </table:table-cell>
          <table:table-cell office:value-type="float" office:value="0.24000000000000005" table:style-name="ce1">
            <text:p>0.24</text:p>
          </table:table-cell>
          <table:table-cell office:value-type="float" office:value="0.3" table:style-name="ce1">
            <text:p>0.3</text:p>
          </table:table-cell>
          <table:table-cell office:value-type="float" office:value="98.5" table:style-name="ce1">
            <text:p>98.5</text:p>
          </table:table-cell>
          <table:table-cell office:value-type="float" office:value="1.2200000000000002" table:style-name="ce1">
            <text:p>1.2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9M56.000S" table:style-name="ce9">
            <text:p>16:19:56</text:p>
          </table:table-cell>
          <table:table-cell office:value-type="float" office:value="2.6" table:style-name="ce1">
            <text:p>2.6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96.1" table:style-name="ce1">
            <text:p>96.1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2120H20M26.000S" table:style-name="ce9">
            <text:p>16:20:2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120H20M56.000S" table:style-name="ce9">
            <text:p>16:20:56</text:p>
          </table:table-cell>
          <table:table-cell office:value-type="float" office:value="2.1" table:style-name="ce1">
            <text:p>2.1</text:p>
          </table:table-cell>
          <table:table-cell office:value-type="float" office:value="0.7" table:style-name="ce1">
            <text:p>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9" table:style-name="ce1">
            <text:p>89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2120H21M26.000S" table:style-name="ce9">
            <text:p>16:21: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21M56.000S" table:style-name="ce9">
            <text:p>16:21: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94000000000000006" table:style-name="ce1">
            <text:p>0.94</text:p>
          </table:table-cell>
          <table:table-cell office:value-type="float" office:value="0.25999999999999995" table:style-name="ce1">
            <text:p>0.26</text:p>
          </table:table-cell>
          <table:table-cell office:value-type="float" office:value="1.8199999999999998" table:style-name="ce1">
            <text:p>1.82</text:p>
          </table:table-cell>
          <table:table-cell office:value-type="float" office:value="96.96" table:style-name="ce1">
            <text:p>96.96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10:52:35Z</meta:creation-date>
    <dc:date>2012-01-13T10:53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